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R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1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R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6" table:default-cell-style-name="ce2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string" calcext:value-type="string">
            <text:p>Last 3</text:p>
          </table:table-cell>
          <table:table-cell table:style-name="ce1" office:value-type="string" calcext:value-type="string">
            <text:p>Last 1</text:p>
          </table:table-cell>
          <table:table-cell table:style-name="ce1" office:value-type="string" calcext:value-type="string">
            <text:p>Home</text:p>
          </table:table-cell>
          <table:table-cell table:style-name="ce1" office:value-type="string" calcext:value-type="string">
            <text:p>Away</text:p>
          </table:table-cell>
          <table:table-cell table:style-name="ce1" office:value-type="float" office:value="2011" calcext:value-type="float">
            <text:p>2011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rizona</text:p>
          </table:table-cell>
          <table:table-cell table:number-columns-repeated="2" office:value-type="percentage" office:value="0.4" calcext:value-type="percentage">
            <text:p>4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5111" calcext:value-type="percentage">
            <text:p>51.11%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tlanta</text:p>
          </table:table-cell>
          <table:table-cell office:value-type="percentage" office:value="0.5797" calcext:value-type="percentage">
            <text:p>57.97%</text:p>
          </table:table-cell>
          <table:table-cell office:value-type="percentage" office:value="0.5556" calcext:value-type="percentage">
            <text:p>55.56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571" calcext:value-type="percentage">
            <text:p>65.71%</text:p>
          </table:table-cell>
          <table:table-cell office:value-type="percentage" office:value="0.5167" calcext:value-type="percentage">
            <text:p>51.67%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ltimore</text:p>
          </table:table-cell>
          <table:table-cell office:value-type="percentage" office:value="0.6102" calcext:value-type="percentage">
            <text:p>61.02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6061" calcext:value-type="percentage">
            <text:p>60.61%</text:p>
          </table:table-cell>
          <table:table-cell office:value-type="percentage" office:value="0.6154" calcext:value-type="percentage">
            <text:p>61.54%</text:p>
          </table:table-cell>
          <table:table-cell office:value-type="percentage" office:value="0.5" calcext:value-type="percentage">
            <text:p>50.00%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uffalo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5455" calcext:value-type="percentage">
            <text:p>54.55%</text:p>
          </table:table-cell>
          <table:table-cell office:value-type="percentage" office:value="0.4615" calcext:value-type="percentage">
            <text:p>46.15%</text:p>
          </table:table-cell>
          <table:table-cell office:value-type="percentage" office:value="0.5283" calcext:value-type="percentage">
            <text:p>52.83%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rolina</text:p>
          </table:table-cell>
          <table:table-cell office:value-type="percentage" office:value="0.5909" calcext:value-type="percentage">
            <text:p>59.09%</text:p>
          </table:table-cell>
          <table:table-cell office:value-type="percentage" office:value="0.6154" calcext:value-type="percentage">
            <text:p>61.54%</text:p>
          </table:table-cell>
          <table:table-cell office:value-type="percentage" office:value="0.5714" calcext:value-type="percentage">
            <text:p>57.14%</text:p>
          </table:table-cell>
          <table:table-cell office:value-type="percentage" office:value="0.5556" calcext:value-type="percentage">
            <text:p>55.56%</text:p>
          </table:table-cell>
          <table:table-cell office:value-type="percentage" office:value="0.6154" calcext:value-type="percentage">
            <text:p>61.54%</text:p>
          </table:table-cell>
          <table:table-cell office:value-type="percentage" office:value="0.5789" calcext:value-type="percentage">
            <text:p>57.89%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hicago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5385" calcext:value-type="percentage">
            <text:p>53.85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263" calcext:value-type="percentage">
            <text:p>52.63%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incinnati</text:p>
          </table:table-cell>
          <table:table-cell office:value-type="percentage" office:value="0.5345" calcext:value-type="percentage">
            <text:p>53.45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769" calcext:value-type="percentage">
            <text:p>57.69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444" calcext:value-type="percentage">
            <text:p>44.44%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leveland</text:p>
          </table:table-cell>
          <table:table-cell office:value-type="percentage" office:value="0.4359" calcext:value-type="percentage">
            <text:p>43.59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4091" calcext:value-type="percentage">
            <text:p>40.91%</text:p>
          </table:table-cell>
          <table:table-cell office:value-type="percentage" office:value="0.4706" calcext:value-type="percentage">
            <text:p>47.06%</text:p>
          </table:table-cell>
          <table:table-cell office:value-type="percentage" office:value="0.4194" calcext:value-type="percentage">
            <text:p>41.94%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allas</text:p>
          </table:table-cell>
          <table:table-cell office:value-type="percentage" office:value="0.5102" calcext:value-type="percentage">
            <text:p>51.02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5333" calcext:value-type="percentage">
            <text:p>53.33%</text:p>
          </table:table-cell>
          <table:table-cell office:value-type="percentage" office:value="0.4737" calcext:value-type="percentage">
            <text:p>47.37%</text:p>
          </table:table-cell>
          <table:table-cell office:value-type="percentage" office:value="0.4902" calcext:value-type="percentage">
            <text:p>49.02%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nver</text:p>
          </table:table-cell>
          <table:table-cell office:value-type="percentage" office:value="0.6087" calcext:value-type="percentage">
            <text:p>60.87%</text:p>
          </table:table-cell>
          <table:table-cell office:value-type="percentage" office:value="0.7857" calcext:value-type="percentage">
            <text:p>78.57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641" calcext:value-type="percentage">
            <text:p>64.10%</text:p>
          </table:table-cell>
          <table:table-cell office:value-type="percentage" office:value="0.5667" calcext:value-type="percentage">
            <text:p>56.67%</text:p>
          </table:table-cell>
          <table:table-cell office:value-type="percentage" office:value="0.4419" calcext:value-type="percentage">
            <text:p>44.19%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troit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5926" calcext:value-type="percentage">
            <text:p>59.26%</text:p>
          </table:table-cell>
          <table:table-cell office:value-type="percentage" office:value="0.6071" calcext:value-type="percentage">
            <text:p>60.71%</text:p>
          </table:table-cell>
          <table:table-cell office:value-type="percentage" office:value="0.6613" calcext:value-type="percentage">
            <text:p>66.13%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 Bay</text:p>
          </table:table-cell>
          <table:table-cell office:value-type="percentage" office:value="0.6852" calcext:value-type="percentage">
            <text:p>68.52%</text:p>
          </table:table-cell>
          <table:table-cell office:value-type="percentage" office:value="0.8182" calcext:value-type="percentage">
            <text:p>81.82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625" calcext:value-type="percentage">
            <text:p>62.50%</text:p>
          </table:table-cell>
          <table:table-cell office:value-type="percentage" office:value="0.7727" calcext:value-type="percentage">
            <text:p>77.27%</text:p>
          </table:table-cell>
          <table:table-cell office:value-type="percentage" office:value="0.6522" calcext:value-type="percentage">
            <text:p>65.22%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ouston</text:p>
          </table:table-cell>
          <table:table-cell office:value-type="percentage" office:value="0.5469" calcext:value-type="percentage">
            <text:p>54.69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071" calcext:value-type="percentage">
            <text:p>60.71%</text:p>
          </table:table-cell>
          <table:table-cell office:value-type="percentage" office:value="0.4762" calcext:value-type="percentage">
            <text:p>47.62%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ndianapolis</text:p>
          </table:table-cell>
          <table:table-cell office:value-type="percentage" office:value="0.5098" calcext:value-type="percentage">
            <text:p>50.98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417" calcext:value-type="percentage">
            <text:p>54.17%</text:p>
          </table:table-cell>
          <table:table-cell office:value-type="percentage" office:value="0.4815" calcext:value-type="percentage">
            <text:p>48.15%</text:p>
          </table:table-cell>
          <table:table-cell office:value-type="percentage" office:value="0.4211" calcext:value-type="percentage">
            <text:p>42.11%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acksonville</text:p>
          </table:table-cell>
          <table:table-cell office:value-type="percentage" office:value="0.4444" calcext:value-type="percentage">
            <text:p>44.44%</text:p>
          </table:table-cell>
          <table:table-cell office:value-type="percentage" office:value="0.2222" calcext:value-type="percentage">
            <text:p>22.2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857" calcext:value-type="percentage">
            <text:p>48.57%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ansas City</text:p>
          </table:table-cell>
          <table:table-cell office:value-type="percentage" office:value="0.2703" calcext:value-type="percentage">
            <text:p>27.03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889" calcext:value-type="percentage">
            <text:p>38.89%</text:p>
          </table:table-cell>
          <table:table-cell office:value-type="percentage" office:value="0.1579" calcext:value-type="percentage">
            <text:p>15.79%</text:p>
          </table:table-cell>
          <table:table-cell office:value-type="percentage" office:value="0.3333" calcext:value-type="percentage">
            <text:p>33.33%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ami</text:p>
          </table:table-cell>
          <table:table-cell office:value-type="percentage" office:value="0.5526" calcext:value-type="percentage">
            <text:p>55.26%</text:p>
          </table:table-cell>
          <table:table-cell office:value-type="percentage" office:value="0.5556" calcext:value-type="percentage">
            <text:p>55.5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842" calcext:value-type="percentage">
            <text:p>68.42%</text:p>
          </table:table-cell>
          <table:table-cell office:value-type="percentage" office:value="0.4211" calcext:value-type="percentage">
            <text:p>42.11%</text:p>
          </table:table-cell>
          <table:table-cell office:value-type="percentage" office:value="0.4717" calcext:value-type="percentage">
            <text:p>47.17%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innesota</text:p>
          </table:table-cell>
          <table:table-cell office:value-type="percentage" office:value="0.5283" calcext:value-type="percentage">
            <text:p>52.83%</text:p>
          </table:table-cell>
          <table:table-cell office:value-type="percentage" office:value="0.5455" calcext:value-type="percentage">
            <text:p>54.55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296" calcext:value-type="percentage">
            <text:p>62.96%</text:p>
          </table:table-cell>
          <table:table-cell office:value-type="percentage" office:value="0.4231" calcext:value-type="percentage">
            <text:p>42.31%</text:p>
          </table:table-cell>
          <table:table-cell office:value-type="percentage" office:value="0.566" calcext:value-type="percentage">
            <text:p>56.60%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w England</text:p>
          </table:table-cell>
          <table:table-cell office:value-type="percentage" office:value="0.675" calcext:value-type="percentage">
            <text:p>67.50%</text:p>
          </table:table-cell>
          <table:table-cell office:value-type="percentage" office:value="0.6154" calcext:value-type="percentage">
            <text:p>61.54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7143" calcext:value-type="percentage">
            <text:p>71.43%</text:p>
          </table:table-cell>
          <table:table-cell office:value-type="percentage" office:value="0.6316" calcext:value-type="percentage">
            <text:p>63.16%</text:p>
          </table:table-cell>
          <table:table-cell office:value-type="percentage" office:value="0.6512" calcext:value-type="percentage">
            <text:p>65.12%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w Orleans</text:p>
          </table:table-cell>
          <table:table-cell office:value-type="percentage" office:value="0.6842" calcext:value-type="percentage">
            <text:p>68.42%</text:p>
          </table:table-cell>
          <table:table-cell office:value-type="percentage" office:value="0.6875" calcext:value-type="percentage">
            <text:p>68.75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207" calcext:value-type="percentage">
            <text:p>62.07%</text:p>
          </table:table-cell>
          <table:table-cell office:value-type="percentage" office:value="0.5904" calcext:value-type="percentage">
            <text:p>59.04%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Y Giants</text:p>
          </table:table-cell>
          <table:table-cell office:value-type="percentage" office:value="0.5484" calcext:value-type="percentage">
            <text:p>54.84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4138" calcext:value-type="percentage">
            <text:p>41.38%</text:p>
          </table:table-cell>
          <table:table-cell office:value-type="percentage" office:value="0.5493" calcext:value-type="percentage">
            <text:p>54.93%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Y Jets</text:p>
          </table:table-cell>
          <table:table-cell office:value-type="percentage" office:value="0.4894" calcext:value-type="percentage">
            <text:p>48.94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833" calcext:value-type="percentage">
            <text:p>58.33%</text:p>
          </table:table-cell>
          <table:table-cell office:value-type="percentage" office:value="0.3913" calcext:value-type="percentage">
            <text:p>39.13%</text:p>
          </table:table-cell>
          <table:table-cell office:value-type="percentage" office:value="0.6538" calcext:value-type="percentage">
            <text:p>65.38%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akland</text:p>
          </table:table-cell>
          <table:table-cell table:number-columns-repeated="2" office:value-type="percentage" office:value="0.4286" calcext:value-type="percentage">
            <text:p>42.86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5909" calcext:value-type="percentage">
            <text:p>59.09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5106" calcext:value-type="percentage">
            <text:p>51.06%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hiladelphia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074" calcext:value-type="percentage">
            <text:p>40.74%</text:p>
          </table:table-cell>
          <table:table-cell office:value-type="percentage" office:value="0.4783" calcext:value-type="percentage">
            <text:p>47.83%</text:p>
          </table:table-cell>
          <table:table-cell office:value-type="percentage" office:value="0.5152" calcext:value-type="percentage">
            <text:p>51.52%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ittsburgh</text:p>
          </table:table-cell>
          <table:table-cell office:value-type="percentage" office:value="0.551" calcext:value-type="percentage">
            <text:p>55.10%</text:p>
          </table:table-cell>
          <table:table-cell office:value-type="percentage" office:value="0.625" calcext:value-type="percentage">
            <text:p>62.5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091" calcext:value-type="percentage">
            <text:p>50.91%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n Diego</text:p>
          </table:table-cell>
          <table:table-cell office:value-type="percentage" office:value="0.4681" calcext:value-type="percentage">
            <text:p>46.81%</text:p>
          </table:table-cell>
          <table:table-cell office:value-type="percentage" office:value="0.2857" calcext:value-type="percentage">
            <text:p>28.57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583" calcext:value-type="percentage">
            <text:p>45.83%</text:p>
          </table:table-cell>
          <table:table-cell office:value-type="percentage" office:value="0.4783" calcext:value-type="percentage">
            <text:p>47.83%</text:p>
          </table:table-cell>
          <table:table-cell office:value-type="percentage" office:value="0.537" calcext:value-type="percentage">
            <text:p>53.70%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n Francisco</text:p>
          </table:table-cell>
          <table:table-cell office:value-type="percentage" office:value="0.5469" calcext:value-type="percentage">
            <text:p>54.69%</text:p>
          </table:table-cell>
          <table:table-cell office:value-type="percentage" office:value="0.6923" calcext:value-type="percentage">
            <text:p>69.23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5625" calcext:value-type="percentage">
            <text:p>56.25%</text:p>
          </table:table-cell>
          <table:table-cell office:value-type="percentage" office:value="0.5312" calcext:value-type="percentage">
            <text:p>53.12%</text:p>
          </table:table-cell>
          <table:table-cell office:value-type="percentage" office:value="0.4068" calcext:value-type="percentage">
            <text:p>40.68%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attle</text:p>
          </table:table-cell>
          <table:table-cell office:value-type="percentage" office:value="0.5385" calcext:value-type="percentage">
            <text:p>53.85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296" calcext:value-type="percentage">
            <text:p>62.96%</text:p>
          </table:table-cell>
          <table:table-cell office:value-type="percentage" office:value="0.4737" calcext:value-type="percentage">
            <text:p>47.37%</text:p>
          </table:table-cell>
          <table:table-cell office:value-type="percentage" office:value="0.4783" calcext:value-type="percentage">
            <text:p>47.83%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 Louis</text:p>
          </table:table-cell>
          <table:table-cell office:value-type="percentage" office:value="0.5135" calcext:value-type="percentage">
            <text:p>51.35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706" calcext:value-type="percentage">
            <text:p>47.06%</text:p>
          </table:table-cell>
          <table:table-cell office:value-type="percentage" office:value="0.3871" calcext:value-type="percentage">
            <text:p>38.71%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mpa Bay</text:p>
          </table:table-cell>
          <table:table-cell office:value-type="percentage" office:value="0.5909" calcext:value-type="percentage">
            <text:p>59.09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6154" calcext:value-type="percentage">
            <text:p>61.54%</text:p>
          </table:table-cell>
          <table:table-cell office:value-type="percentage" office:value="0.5556" calcext:value-type="percentage">
            <text:p>55.56%</text:p>
          </table:table-cell>
          <table:table-cell office:value-type="percentage" office:value="0.5" calcext:value-type="percentage">
            <text:p>50.00%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ennessee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946" calcext:value-type="percentage">
            <text:p>59.46%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ashington</text:p>
          </table:table-cell>
          <table:table-cell office:value-type="percentage" office:value="0.6182" calcext:value-type="percentage">
            <text:p>61.82%</text:p>
          </table:table-cell>
          <table:table-cell office:value-type="percentage" office:value="0.875" calcext:value-type="percentage">
            <text:p>87.5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4118" calcext:value-type="percentage">
            <text:p>41.18%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R" style:display-name="PageStyle_NFL Football Stats - NFL Team 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